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" svg:font-family="'DejaVu Sans'"/>
    <style:font-face style:name="StarSymbol" svg:font-family="StarSymbol"/>
    <style:font-face style:name="Bitstream Vera Sans Mono" svg:font-family="'Bitstream Vera Sans Mono'" style:font-family-generic="modern" style:font-pitch="fixed"/>
    <style:font-face style:name="DejaVu Sans Mono" svg:font-family="'DejaVu Sans Mono'" style:font-adornments="Book" style:font-family-generic="swiss" style:font-pitch="fixed"/>
    <style:font-face style:name="MgOpen Cosmetica" svg:font-family="'MgOpen Cosmetica'" style:font-adornments="Standard" style:font-pitch="variable"/>
    <style:font-face style:name="DejaVu Sans2" svg:font-family="'DejaVu Sans'" style:font-adornments="ExtraLight" style:font-family-generic="swiss" style:font-pitch="variable"/>
    <style:font-face style:name="DejaVu Sans1" svg:font-family="'DejaVu Sans'" style:font-adornments="Fett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_20_1">
      <style:paragraph-properties fo:break-before="column"/>
    </style:style>
    <style:style style:name="P2" style:family="paragraph" style:parent-style-name="List" style:list-style-name="L1"/>
    <style:style style:name="P3" style:family="paragraph" style:parent-style-name="List" style:list-style-name="L2"/>
    <style:style style:name="P4" style:family="paragraph" style:parent-style-name="List" style:list-style-name="L3"/>
    <style:style style:name="P5" style:family="paragraph" style:parent-style-name="List" style:list-style-name="L4"/>
    <style:style style:name="P6" style:family="paragraph" style:parent-style-name="List" style:list-style-name="L5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wiki2xhtml Guidelines<text:line-break/>for developers</text:p>
      <text:h text:style-name="P1" text:outline-level="1">Checklist</text:h>
      <text:p text:style-name="Text_20_body">All documentation needs to be updated before releasing a new version of wiki2xhtml.</text:p>
      <text:list text:style-name="L1">
        <text:list-item>
          <text:p text:style-name="P2">Web documentation of wiki2xhtml: All files describing how wiki2xhtml works. This also includes the following files, in any language: quickstart.txt <text:span text:style-name="Source_20_Text">Cheatsheet.odt</text:span></text:p>
        </text:list-item>
        <text:list-item>
          <text:p text:style-name="P2">«Internal» documents: Guidelines*.odt, resources/gui-about.html</text:p>
        </text:list-item>
        <text:list-item>
          <text:p text:style-name="P2">Translations, after running <text:span text:style-name="Source_20_Text">./lang-update.sh</text:span>: <text:span text:style-name="Source_20_Text">l10n/po/*.po</text:span></text:p>
        </text:list-item>
      </text:list>
      <text:p text:style-name="Text_20_body">Next thing to be updated is everything that has to do with versions. </text:p>
      <text:list text:style-name="L2">
        <text:list-item>
          <text:p text:style-name="P3">Web documentation: <text:span text:style-name="Source_20_Text">index.txt, news.txt, changelog.txt, download.txt</text:span></text:p>
        </text:list-item>
        <text:list-item>
          <text:p text:style-name="P3">Configuration files: <text:span text:style-name="Source_20_Text">pad.xml, granjow.net/wiki2xhtml</text:span> (and, if available, others)</text:p>
        </text:list-item>
        <text:list-item>
          <text:p text:style-name="P3">Source code (Constants.java)</text:p>
        </text:list-item>
        <text:list-item>
          <text:p text:style-name="P3">Build file for the jar file: <text:span text:style-name="Source_20_Text">build.xml</text:span></text:p>
        </text:list-item>
      </text:list>
      <text:p text:style-name="Text_20_body">Now the release has to be created.</text:p>
      <text:list text:style-name="L3">
        <text:list-item>
          <text:p text:style-name="P4">Create the language files: <text:span text:style-name="Source_20_Text">./create-lang.sh</text:span></text:p>
        </text:list-item>
        <text:list-item>
          <text:p text:style-name="P4">Create the jar file; make sure to use Java 5: javac program/UserInterface.java &amp;&amp; <text:span text:style-name="Source_20_Text">ant</text:span></text:p>
        </text:list-item>
        <text:list-item>
          <text:p text:style-name="P4">Build the packed files: <text:span text:style-name="Source_20_Text">./release.sh </text:span><text:span text:style-name="Source_20_Text"><text:span text:style-name="T1">versionNumber</text:span></text:span></text:p>
        </text:list-item>
      </text:list>
      <text:p text:style-name="Text_20_body">The previous step may be repeated if the file sizes in download.txt have to be adjusted. Now the files have to be uploaded.</text:p>
      <text:list text:style-name="L4">
        <text:list-item>
          <text:p text:style-name="P5">SVN Repository: Tag the new version</text:p>
        </text:list-item>
        <text:list-item>
          <text:p text:style-name="P5"><text:a xlink:type="simple" xlink:href="http://alexandria.wiki.sourceforge.net/File+Release+System+-+Offering+Files+for+Download">Upload wiki2xhtml</text:a> to sf.net</text:p>
        </text:list-item>
        <text:list-item>
          <text:p text:style-name="P5">Upload: <text:span text:style-name="Source_20_Text">pad.xml, granjow.net/wiki2xhtml</text:span></text:p>
        </text:list-item>
      </text:list>
      <text:p text:style-name="Text_20_body">Last step: Notify users</text:p>
      <text:list text:style-name="L5">
        <text:list-item>
          <text:p text:style-name="P6">Mailing list</text:p>
        </text:list-item>
        <text:list-item>
          <text:p text:style-name="P6">sf.net</text:p>
        </text:list-item>
        <text:list-item>
          <text:p text:style-name="P6">freshmeat.ne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" svg:font-family="'DejaVu Sans'"/>
    <style:font-face style:name="StarSymbol" svg:font-family="StarSymbol"/>
    <style:font-face style:name="Bitstream Vera Sans Mono" svg:font-family="'Bitstream Vera Sans Mono'" style:font-family-generic="modern" style:font-pitch="fixed"/>
    <style:font-face style:name="DejaVu Sans Mono" svg:font-family="'DejaVu Sans Mono'" style:font-adornments="Book" style:font-family-generic="swiss" style:font-pitch="fixed"/>
    <style:font-face style:name="MgOpen Cosmetica" svg:font-family="'MgOpen Cosmetica'" style:font-adornments="Standard" style:font-pitch="variable"/>
    <style:font-face style:name="DejaVu Sans2" svg:font-family="'DejaVu Sans'" style:font-adornments="ExtraLight" style:font-family-generic="swiss" style:font-pitch="variable"/>
    <style:font-face style:name="DejaVu Sans1" svg:font-family="'DejaVu Sans'" style:font-adornments="Fett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de" fo:country="CH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cm" fo:margin-bottom="1.131cm" fo:text-align="end" style:justify-single-word="false" fo:background-color="transparent" fo:keep-with-next="always">
        <style:background-image/>
      </style:paragraph-properties>
      <style:text-properties style:font-name="MgOpen Cosmetica" fo:font-size="32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9cm"/>
      <style:text-properties fo:language="zxx" fo:country="none" style:font-size-asian="10.5pt"/>
    </style:style>
    <style:style style:name="List" style:family="paragraph" style:parent-style-name="Text_20_body" style:class="list">
      <style:paragraph-properties fo:margin-top="0cm" fo:margin-bottom="0.191cm"/>
      <style:text-properties style:font-name="DejaVu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1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/>
    </style:style>
    <style:style style:name="Table_20_Contents" style:display-name="Table Contents" style:family="paragraph" style:parent-style-name="Standard" style:class="extra">
      <style:paragraph-properties fo:line-height="0.54cm" fo:background-color="#ccccff" style:shadow="none" text:number-lines="false" text:line-number="0">
        <style:background-image/>
      </style:paragraph-properties>
      <style:text-properties style:font-name="DejaVu Sans Mono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margin-top="0cm" fo:margin-bottom="0cm" fo:line-height="0.7cm" fo:text-align="center" style:justify-single-word="false" fo:background-color="#666699" style:shadow="none" text:number-lines="false" text:line-number="0">
        <style:tab-stops/>
        <style:background-image/>
      </style:paragraph-properties>
      <style:text-properties fo:color="#ffffff" style:font-name="DejaVu Sans1" fo:font-size="11pt" fo:font-weight="bold" style:font-size-asian="10.5pt" style:font-weight-asian="bold" style:font-weight-complex="bold"/>
    </style:style>
    <style:style style:name="Tabellen_20_Inhalt_20_2" style:display-name="Tabellen Inhalt 2" style:family="paragraph" style:parent-style-name="Table_20_Contents" style:class="extra">
      <style:paragraph-properties fo:margin-left="0cm" fo:margin-right="0cm" fo:text-indent="0cm" style:auto-text-indent="false"/>
      <style:text-properties style:font-name="DejaVu Sans2" fo:font-weight="150" style:font-size-asian="10.5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start" style:justify-single-word="false"/>
      <style:text-properties fo:font-size="22pt" fo:font-weight="normal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weight="150" style:font-size-asian="10.5pt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 fo:font-weight="150" style:font-size-asian="10.5pt"/>
    </style:style>
    <style:style style:name="Source_20_Text" style:display-name="Source Text" style:family="text">
      <style:text-properties style:font-name="DejaVu Sans Mono" style:font-name-asian="Bitstream Vera Sans Mono" style:font-size-asian="10.5pt" style:font-name-complex="Bitstream Vera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mall" style:family="text">
      <style:text-properties fo:color="#4c4c4c" fo:font-size="80%" style:font-size-asian="10.5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Footer"><text:tab/><text:tab/>wiki2xhtml.sf.net</text:p>
      </style:footer>
    </style:master-page>
    <style:master-page style:name="Endnote" style:page-layout-name="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8-12T07:11:53</meta:creation-date>
    <dc:date>2008-10-07T22:58:11</dc:date>
    <meta:editing-cycles>6</meta:editing-cycles>
    <meta:editing-duration>PT13M57S</meta:editing-duration>
    <meta:template xlink:type="simple" xlink:actuate="onRequest" xlink:href="../../../../Documents/Templates/wiki2xhtml.ott" xlink:title="wiki2xhtml" meta:date="2008-08-12T07:11:53"/>
    <meta:user-defined meta:name="Autor">Simon A. Eugster, hb9eia</meta:user-defined>
    <meta:user-defined meta:name="Info 2"/>
    <meta:user-defined meta:name="Info 3"/>
    <meta:user-defined meta:name="Info 4"/>
    <meta:document-statistic meta:table-count="0" meta:image-count="0" meta:object-count="0" meta:page-count="1" meta:paragraph-count="24" meta:word-count="171" meta:character-count="1202"/>
  </office:meta>
</office:document-meta>
</file>